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56e" officeooo:paragraph-rsid="0019a56e"/>
    </style:style>
    <style:style style:name="P2" style:family="paragraph" style:parent-style-name="Standard">
      <style:text-properties officeooo:rsid="001be81c" officeooo:paragraph-rsid="0019a56e"/>
    </style:style>
    <style:style style:name="P3" style:family="paragraph" style:parent-style-name="Standard">
      <style:text-properties officeooo:rsid="001be81c" officeooo:paragraph-rsid="001be81c"/>
    </style:style>
    <style:style style:name="P4" style:family="paragraph" style:parent-style-name="Standard">
      <style:text-properties officeooo:rsid="001d29b0" officeooo:paragraph-rsid="001d29b0"/>
    </style:style>
    <style:style style:name="P5" style:family="paragraph" style:parent-style-name="Standard">
      <style:text-properties officeooo:rsid="001ff730" officeooo:paragraph-rsid="001ff730"/>
    </style:style>
    <style:style style:name="T1" style:family="text">
      <style:text-properties officeooo:rsid="001fc3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ification Email Useage</text:p>
      <text:p text:style-name="P1"/>
      <text:p text:style-name="P1">The email service is coded in java and uses the external org.json package.</text:p>
      <text:p text:style-name="P2"/>
      <text:p text:style-name="P3">To send an email you need to create a json object. We implemented a function for you to do just that .</text:p>
      <text:p text:style-name="P3"/>
      <text:p text:style-name="P3">Create a json object by calling:</text:p>
      <text:p text:style-name="P3"><text:s/>Email.create<text:span text:style-name="T1">AndSend</text:span>JsonObject(email: string, userName : string , msgType: string , subject : string)</text:p>
      <text:p text:style-name="P3"/>
      <text:p text:style-name="P3">where email = the email address to send an email to</text:p>
      <text:p text:style-name="P3">userName = the user name who the address belongs to.</text:p>
      <text:p text:style-name="P3">MsgType = determines the email template eg:</text:p>
      <text:p text:style-name="P3"><text:tab/><text:tab/>(conformation ,passwordChange)</text:p>
      <text:p text:style-name="P3"><text:tab/>conformation – sends email that account was successfully created</text:p>
      <text:p text:style-name="P3"><text:tab/>passwordChange – sends an email to user that allows them to change their password</text:p>
      <text:p text:style-name="P3"/>
      <text:p text:style-name="P5">this function will handle the creation and the sending of the em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2:43:06.227000000</meta:creation-date>
    <dc:date>2020-04-12T12:59:47.223000000</dc:date>
    <meta:editing-duration>PT16M44S</meta:editing-duration>
    <meta:editing-cycles>6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12" meta:word-count="119" meta:character-count="726" meta:non-whitespace-character-count="612"/>
  </office:meta>
</office:document-meta>
</file>